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2a6099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¿De qué otro modo se puede definir el elemento "vehículo" y un xs:simleType llamado tipoDeVehiculo que restringiese a "barco", "bicicleta", "coche" y "tren" como los únicos valores aceptables para el vehículo, de forma que dicho tipo pudiera ser también utilizado por otros elementos?</text:p>
      <text:p text:style-name="Standard"/>
      <text:p text:style-name="Standard"/>
      <text:p text:style-name="P1">&lt;xs:element name="vehiculo" type="tipoDeVehiculo"/&gt;</text:p>
      <text:p text:style-name="P1"/>
      <text:p text:style-name="P1">&lt;xs:simpleType name="tipoDeVehiculo"&gt;</text:p>
      <text:p text:style-name="P1"><text:s text:c="2"/>&lt;xs:restriction base="xs:string"&gt;</text:p>
      <text:p text:style-name="P1"><text:s text:c="4"/>&lt;xs:enumeration value="barco"/&gt;</text:p>
      <text:p text:style-name="P1"><text:s text:c="4"/>&lt;xs:enumeration value="bicicleta"/&gt;</text:p>
      <text:p text:style-name="P1"><text:s text:c="4"/>&lt;xs:enumeration value="coche"/&gt;</text:p>
      <text:p text:style-name="P1"><text:s text:c="4"/>&lt;xs:enumeration value="tren"/&gt;</text:p>
      <text:p text:style-name="P1"><text:s text:c="2"/>&lt;/xs:restriction&gt;</text:p>
      <text:p text:style-name="P1">&lt;/xs:simpleType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1T16:56:46.414000000</meta:creation-date>
    <meta:generator>LibreOffice/7.0.5.2$Windows_X86_64 LibreOffice_project/64390860c6cd0aca4beafafcfd84613dd9dfb63a</meta:generator>
    <dc:date>2023-02-01T16:58:08.898000000</dc:date>
    <meta:editing-duration>PT1M21S</meta:editing-duration>
    <meta:editing-cycles>2</meta:editing-cycles>
    <meta:document-statistic meta:table-count="0" meta:image-count="0" meta:object-count="0" meta:page-count="1" meta:paragraph-count="10" meta:word-count="60" meta:character-count="585" meta:non-whitespace-character-count="515"/>
  </office:meta>
</office:document-meta>
</file>